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/>
    </style:style>
    <style:style style:name="gr3" style:family="graphic" style:parent-style-name="standard">
      <style:graphic-properties svg:stroke-color="#ff0000" draw:marker-end="Arrow" draw:marker-end-width="0.3cm"/>
    </style:style>
    <style:style style:name="gr4" style:family="graphic" style:parent-style-name="standard">
      <style:graphic-properties svg:stroke-color="#0000ff" draw:marker-end="Arrow" draw:marker-end-width="0.3cm"/>
    </style:style>
    <style:style style:name="gr5" style:family="graphic" style:parent-style-name="standard">
      <style:graphic-properties svg:stroke-color="#000000" draw:marker-end="Arrow" draw:marker-end-width="0.3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Ultrafine_20_Dashed" svg:stroke-color="#000000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7cm" fo:min-width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0000ff" draw:marker-end="Arrow" draw:marker-end-width="0.3cm" draw:textarea-horizontal-align="center" draw:textarea-vertical-align="middle" draw:fit-to-contour="false" fo:padding-top="0cm" fo:padding-bottom="0cm" fo:padding-left="0cm" fo:padding-right="0cm"/>
    </style:style>
    <style:style style:name="gr12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id="id2" draw:layer="layout" svg:width="5cm" svg:height="2cm" svg:x="35cm" svg:y="4cm">
          <text:p text:style-name="P1">Prefix is<text:line-break/>/*NO LOAD BALANCE*/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" draw:layer="layout" svg:width="5cm" svg:height="2cm" svg:x="35cm" svg:y="7cm">
          <text:p text:style-name="P1">Raw mo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" draw:layer="layout" svg:width="5cm" svg:height="2cm" svg:x="35cm" svg:y="10cm">
          <text:p text:style-name="P1">Master/Slave mo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" draw:layer="layout" svg:width="5cm" svg:height="2cm" svg:x="35cm" svg:y="44cm">
          <text:p text:style-name="P1">Replication mode or<text:line-break/>Parallel mo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" draw:layer="layout" svg:width="5cm" svg:height="1.5cm" svg:x="35cm" svg:y="1.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20" draw:layer="layout" svg:width="5cm" svg:height="1.5cm" svg:x="1.5cm" svg:y="56.5cm">
          <text:p text:style-name="P1">Load balanc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6" draw:layer="layout" svg:width="5cm" svg:height="1.5cm" svg:x="12.5cm" svg:y="56.5cm">
          <text:p text:style-name="P1">Send to master node onl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0" draw:layer="layout" svg:width="5cm" svg:height="1.5cm" svg:x="7cm" svg:y="56.5cm">
          <text:p text:style-name="P1">Replic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37.5cm" svg:y1="3cm" svg:x2="37.5cm" svg:y2="4cm" draw:start-shape="id1" draw:start-glue-point="6" draw:end-shape="id2" draw:end-glue-point="4" svg:d="m37500 3000v1000">
          <text:p/>
        </draw:connector>
        <draw:connector draw:style-name="gr3" draw:text-style-name="P1" draw:layer="layout" svg:x1="37.5cm" svg:y1="6cm" svg:x2="37.5cm" svg:y2="7cm" draw:start-shape="id2" draw:start-glue-point="6" draw:end-shape="id3" draw:end-glue-point="4" svg:d="m37500 6000v1000">
          <text:p/>
        </draw:connector>
        <draw:connector draw:style-name="gr3" draw:text-style-name="P1" draw:layer="layout" svg:x1="37.5cm" svg:y1="9cm" svg:x2="37.5cm" svg:y2="10cm" draw:start-shape="id3" draw:start-glue-point="6" draw:end-shape="id4" svg:d="m37500 9000v1000">
          <text:p/>
        </draw:connector>
        <draw:connector draw:style-name="gr3" draw:text-style-name="P1" draw:layer="layout" svg:x1="37.5cm" svg:y1="12cm" svg:x2="37.5cm" svg:y2="44cm" draw:start-shape="id4" draw:start-glue-point="6" draw:end-shape="id5" draw:end-glue-point="4" svg:d="m37500 12000v32000">
          <text:p/>
        </draw:connector>
        <draw:connector draw:style-name="gr4" draw:text-style-name="P1" draw:layer="layout" svg:x1="35cm" svg:y1="5cm" svg:x2="15cm" svg:y2="56.5cm" draw:start-shape="id2" draw:start-glue-point="5" draw:end-shape="id6" draw:end-glue-point="4" svg:d="m35000 5000h-20000v51500">
          <text:p/>
        </draw:connector>
        <draw:connector draw:style-name="gr4" draw:text-style-name="P1" draw:layer="layout" svg:x1="35cm" svg:y1="8cm" svg:x2="15cm" svg:y2="56.5cm" draw:start-shape="id3" draw:start-glue-point="5" draw:end-shape="id6" draw:end-glue-point="4" svg:d="m35000 8000h-20000v48500">
          <text:p/>
        </draw:connector>
        <draw:custom-shape draw:style-name="gr1" draw:text-style-name="P1" draw:id="id7" draw:layer="layout" svg:width="5cm" svg:height="1cm" svg:x="28.5cm" svg:y="10.5cm">
          <text:p text:style-name="P1">Decide the statement<text:line-break/>to be sent. (page 2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35cm" svg:y1="11cm" svg:x2="33.5cm" svg:y2="11cm" draw:start-shape="id4" draw:start-glue-point="5" draw:end-shape="id7" draw:end-glue-point="1" svg:d="m35000 11000h-1500">
          <text:p/>
        </draw:connector>
        <draw:custom-shape draw:style-name="gr1" draw:text-style-name="P1" draw:id="id8" draw:layer="layout" svg:width="5cm" svg:height="2cm" svg:x="28.5cm" svg:y="13cm">
          <text:p text:style-name="P1">POOL_PRIMAR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9" draw:layer="layout" svg:width="5cm" svg:height="2cm" svg:x="28.5cm" svg:y="16cm">
          <text:p text:style-name="P1">POOL_BOTH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svg:x1="31cm" svg:y1="11.5cm" svg:x2="31cm" svg:y2="13cm" draw:start-shape="id7" draw:start-glue-point="2" draw:end-shape="id8" draw:end-glue-point="4" svg:d="m31000 11500v1500">
          <text:p/>
        </draw:connector>
        <draw:connector draw:style-name="gr3" draw:text-style-name="P1" draw:layer="layout" svg:x1="31cm" svg:y1="15cm" svg:x2="31cm" svg:y2="16cm" draw:start-shape="id8" draw:start-glue-point="6" draw:end-shape="id9" svg:d="m31000 15000v1000">
          <text:p/>
        </draw:connector>
        <draw:connector draw:style-name="gr4" draw:text-style-name="P1" draw:layer="layout" svg:x1="28.5cm" svg:y1="14cm" svg:x2="15cm" svg:y2="56.5cm" draw:start-shape="id8" draw:start-glue-point="5" draw:end-shape="id6" draw:end-glue-point="4" svg:d="m28500 14000h-13500v42500">
          <text:p/>
        </draw:connector>
        <draw:connector draw:style-name="gr4" draw:text-style-name="P1" draw:layer="layout" svg:x1="28.5cm" svg:y1="17cm" svg:x2="9.5cm" svg:y2="56.5cm" draw:start-shape="id9" draw:start-glue-point="5" draw:end-shape="id10" draw:end-glue-point="4" svg:d="m28500 17000h-19000v39500">
          <text:p/>
        </draw:connector>
        <draw:custom-shape draw:style-name="gr1" draw:text-style-name="P1" draw:id="id11" draw:layer="layout" svg:width="5cm" svg:height="2cm" svg:x="28.5cm" svg:y="19cm">
          <text:p text:style-name="P1">Load balance mode and<text:line-break/>Read query* and<text:line-break/>V3 protoco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18cm" svg:x2="31cm" svg:y2="19cm" draw:start-shape="id9" draw:start-glue-point="6" draw:end-shape="id11" draw:end-glue-point="4" svg:d="m31000 18000v1000">
          <text:p/>
        </draw:connector>
        <draw:custom-shape draw:style-name="gr1" draw:text-style-name="P1" draw:id="id12" draw:layer="layout" svg:width="5cm" svg:height="2cm" svg:x="28.5cm" svg:y="32cm">
          <text:p text:style-name="P1">PREPAR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3" draw:layer="layout" svg:width="5cm" svg:height="2cm" svg:x="28.5cm" svg:y="37cm">
          <text:p text:style-name="P1">EXECU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4" draw:layer="layout" svg:width="5cm" svg:height="2cm" svg:x="28.5cm" svg:y="40cm">
          <text:p text:style-name="P1">DEALLOCA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21cm" svg:x2="31cm" svg:y2="32cm" draw:start-shape="id11" draw:start-glue-point="6" draw:end-shape="id12" draw:end-glue-point="4" svg:d="m31000 21000v11000">
          <text:p/>
        </draw:connector>
        <draw:connector draw:style-name="gr3" draw:text-style-name="P1" draw:layer="layout" svg:x1="31cm" svg:y1="34cm" svg:x2="31cm" svg:y2="37cm" draw:start-shape="id12" draw:start-glue-point="6" draw:end-shape="id13" draw:end-glue-point="4" svg:d="m31000 34000v3000">
          <text:p/>
        </draw:connector>
        <draw:connector draw:style-name="gr3" draw:text-style-name="P1" draw:layer="layout" svg:x1="31cm" svg:y1="39cm" svg:x2="31cm" svg:y2="40cm" draw:start-shape="id13" draw:start-glue-point="6" draw:end-shape="id14" draw:end-glue-point="4" svg:d="m31000 39000v1000">
          <text:p/>
        </draw:connector>
        <draw:custom-shape draw:style-name="gr1" draw:text-style-name="P1" draw:id="id15" draw:layer="layout" svg:width="5cm" svg:height="2cm" svg:x="22.5cm" svg:y="19cm">
          <text:p text:style-name="P1">Not in a transaction block or<text:line-break/>(Not in a writing transaction block and<text:line-break/>Not in a failed transaction block and<text:line-break/>Isolation level is not serializabl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8.5cm" svg:y1="20cm" svg:x2="27.5cm" svg:y2="20cm" draw:start-shape="id11" draw:start-glue-point="5" draw:end-shape="id15" draw:end-glue-point="7" svg:d="m28500 20000h-1000">
          <text:p/>
        </draw:connector>
        <draw:custom-shape draw:style-name="gr1" draw:text-style-name="P1" draw:id="id16" draw:layer="layout" svg:width="5cm" svg:height="2cm" svg:x="16cm" svg:y="19cm">
          <text:p text:style-name="P1">Sub mode is stream and<text:line-break/>Standby delay &gt; delay_threshol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2.5cm" svg:y1="20cm" svg:x2="21cm" svg:y2="20cm" draw:start-shape="id15" draw:start-glue-point="5" draw:end-shape="id16" draw:end-glue-point="7" svg:d="m22500 20000h-1500">
          <text:p/>
        </draw:connector>
        <draw:connector draw:style-name="gr4" draw:text-style-name="P1" draw:layer="layout" svg:x1="16cm" svg:y1="20cm" svg:x2="15cm" svg:y2="56.5cm" draw:start-shape="id16" draw:start-glue-point="5" draw:end-shape="id6" draw:end-glue-point="4" svg:d="m16000 20000h-1000v36500">
          <text:p/>
        </draw:connector>
        <draw:custom-shape draw:style-name="gr1" draw:text-style-name="P1" draw:id="id17" draw:layer="layout" svg:width="5cm" svg:height="2cm" svg:x="16cm" svg:y="22cm">
          <text:p text:style-name="P1">Has writing function cal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8.5cm" svg:y1="21cm" svg:x2="18.5cm" svg:y2="22cm" draw:start-shape="id16" draw:start-glue-point="6" draw:end-shape="id17" svg:d="m18500 21000v1000">
          <text:p/>
        </draw:connector>
        <draw:connector draw:style-name="gr4" draw:text-style-name="P1" draw:layer="layout" svg:x1="16cm" svg:y1="23cm" svg:x2="15cm" svg:y2="56.5cm" draw:start-shape="id17" draw:start-glue-point="5" draw:end-shape="id6" draw:end-glue-point="4" svg:d="m16000 23000h-1000v33500">
          <text:p/>
        </draw:connector>
        <draw:custom-shape draw:style-name="gr1" draw:text-style-name="P1" draw:id="id18" draw:layer="layout" svg:width="5cm" svg:height="2cm" svg:x="16cm" svg:y="25cm">
          <text:p text:style-name="P1">Has system catalog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9" draw:layer="layout" svg:width="5cm" svg:height="2cm" svg:x="16cm" svg:y="28cm">
          <text:p text:style-name="P1">Has temp tabl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8.5cm" svg:y1="24cm" svg:x2="18.5cm" svg:y2="25cm" draw:start-shape="id17" draw:start-glue-point="6" draw:end-shape="id18" draw:end-glue-point="4" svg:d="m18500 24000v1000">
          <text:p/>
        </draw:connector>
        <draw:connector draw:style-name="gr3" draw:text-style-name="P1" draw:layer="layout" svg:x1="18.5cm" svg:y1="27cm" svg:x2="18.5cm" svg:y2="28cm" draw:start-shape="id18" draw:start-glue-point="6" draw:end-shape="id19" draw:end-glue-point="4" svg:d="m18500 27000v1000">
          <text:p/>
        </draw:connector>
        <draw:connector draw:style-name="gr4" draw:text-style-name="P1" draw:layer="layout" svg:x1="16cm" svg:y1="26cm" svg:x2="15cm" svg:y2="56.5cm" draw:start-shape="id18" draw:start-glue-point="5" draw:end-shape="id6" draw:end-glue-point="4" svg:d="m16000 26000h-1000v30500">
          <text:p/>
        </draw:connector>
        <draw:connector draw:style-name="gr4" draw:text-style-name="P1" draw:layer="layout" svg:x1="16cm" svg:y1="29cm" svg:x2="15cm" svg:y2="56.5cm" draw:start-shape="id19" draw:start-glue-point="5" draw:end-shape="id6" draw:end-glue-point="4" svg:d="m16000 29000h-1000v27500">
          <text:p/>
        </draw:connector>
        <draw:connector draw:style-name="gr3" draw:text-style-name="P1" draw:layer="layout" draw:line-skew="-12.751cm" svg:x1="18.5cm" svg:y1="30cm" svg:x2="4cm" svg:y2="56.5cm" draw:start-shape="id19" draw:start-glue-point="6" draw:end-shape="id20" svg:d="m18500 30000v500h-14500v26000">
          <text:p/>
        </draw:connector>
        <draw:custom-shape draw:style-name="gr1" draw:text-style-name="P1" draw:id="id21" draw:layer="layout" svg:width="5cm" svg:height="2cm" svg:x="28.5cm" svg:y="44cm">
          <text:p text:style-name="P1">Read query* and<text:line-break/>Not SELECT nextval() and<text:line-break/>Not SELECT setval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22" draw:layer="layout" svg:width="5cm" svg:height="2cm" svg:x="28.5cm" svg:y="50cm">
          <text:p text:style-name="P1">DEALLOCA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46cm" svg:x2="31cm" svg:y2="50cm" draw:start-shape="id21" draw:start-glue-point="6" draw:end-shape="id22" draw:end-glue-point="4" svg:d="m31000 46000v4000">
          <text:p/>
        </draw:connector>
        <draw:connector draw:style-name="gr4" draw:text-style-name="P1" draw:layer="layout" svg:x1="35cm" svg:y1="45cm" svg:x2="33.5cm" svg:y2="45cm" draw:start-shape="id5" draw:start-glue-point="5" draw:end-shape="id21" svg:d="m35000 45000h-1500">
          <text:p/>
        </draw:connector>
        <draw:custom-shape draw:style-name="gr1" draw:text-style-name="P1" draw:id="id23" draw:layer="layout" svg:width="5cm" svg:height="2cm" svg:x="22cm" svg:y="44cm">
          <text:p text:style-name="P1">Has writing function call or<text:line-break/>Replicate selec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8.5cm" svg:y1="45cm" svg:x2="27cm" svg:y2="45cm" draw:start-shape="id21" draw:start-glue-point="5" draw:end-shape="id23" draw:end-glue-point="7" svg:d="m28500 45000h-1500">
          <text:p/>
        </draw:connector>
        <draw:connector draw:style-name="gr4" draw:text-style-name="P1" draw:layer="layout" svg:x1="22cm" svg:y1="45cm" svg:x2="9.5cm" svg:y2="56.5cm" draw:start-shape="id23" draw:start-glue-point="5" draw:end-shape="id10" draw:end-glue-point="4" svg:d="m22000 45000h-12500v11500">
          <text:p/>
        </draw:connector>
        <draw:custom-shape draw:style-name="gr1" draw:text-style-name="P1" draw:id="id24" draw:layer="layout" svg:width="5cm" svg:height="2cm" svg:x="22cm" svg:y="47cm">
          <text:p text:style-name="P1">Load balance mode and<text:line-break/>V3 protocol and<text:line-break/>Not in a transaction bloc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24.5cm" svg:y1="46cm" svg:x2="24.5cm" svg:y2="47cm" draw:start-shape="id23" draw:start-glue-point="6" draw:end-shape="id24" draw:end-glue-point="4" svg:d="m24500 46000v1000">
          <text:p/>
        </draw:connector>
        <draw:connector draw:style-name="gr3" draw:text-style-name="P1" draw:layer="layout" draw:line-skew="-3.251cm" svg:x1="24.5cm" svg:y1="49cm" svg:x2="15cm" svg:y2="56.5cm" draw:start-shape="id24" draw:start-glue-point="6" draw:end-shape="id6" draw:end-glue-point="0" svg:d="m24500 49000v500h-9500v7000">
          <text:p/>
        </draw:connector>
        <draw:connector draw:style-name="gr4" draw:text-style-name="P1" draw:layer="layout" svg:x1="22cm" svg:y1="48cm" svg:x2="4cm" svg:y2="56.5cm" draw:start-shape="id24" draw:start-glue-point="5" draw:end-shape="id20" draw:end-glue-point="4" svg:d="m22000 48000h-18000v8500">
          <text:p/>
        </draw:connector>
        <draw:custom-shape draw:style-name="gr1" draw:text-style-name="P1" draw:id="id27" draw:layer="layout" svg:width="5cm" svg:height="1.5cm" svg:x="18cm" svg:y="56.5cm">
          <text:p text:style-name="P1">Send to a node that executed<text:line-break/>a previously prepared statemen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25" draw:layer="layout" svg:width="5cm" svg:height="2cm" svg:x="22cm" svg:y="32cm">
          <text:p text:style-name="P1">Same prepared<text:line-break/>statement exist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draw:id="id26" draw:layer="layout" svg:width="5cm" svg:height="1cm" svg:x="22cm" svg:y="35cm">
          <text:p text:style-name="P1">Save the send ma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28.5cm" svg:y1="33cm" svg:x2="27cm" svg:y2="33cm" draw:start-shape="id12" draw:start-glue-point="5" draw:end-shape="id25" draw:end-glue-point="7" svg:d="m28500 33000h-1500">
          <text:p/>
        </draw:connector>
        <draw:connector draw:style-name="gr3" draw:text-style-name="P1" draw:layer="layout" svg:x1="24.5cm" svg:y1="34cm" svg:x2="24.5cm" svg:y2="35cm" draw:start-shape="id25" draw:start-glue-point="6" draw:end-shape="id26" draw:end-glue-point="4" svg:d="m24500 34000v1000">
          <text:p/>
        </draw:connector>
        <draw:connector draw:style-name="gr4" draw:text-style-name="P1" draw:layer="layout" svg:x1="28.5cm" svg:y1="38cm" svg:x2="20.5cm" svg:y2="56.5cm" draw:start-shape="id13" draw:start-glue-point="5" draw:end-shape="id27" draw:end-glue-point="4" svg:d="m28500 38000h-8000v18500">
          <text:p/>
        </draw:connector>
        <draw:connector draw:style-name="gr4" draw:text-style-name="P1" draw:layer="layout" svg:x1="28.5cm" svg:y1="41cm" svg:x2="27cm" svg:y2="41cm" draw:start-shape="id14" draw:start-glue-point="5" draw:end-shape="id28" draw:end-glue-point="7" svg:d="m28500 41000h-1500">
          <text:p/>
        </draw:connector>
        <draw:custom-shape draw:style-name="gr1" draw:text-style-name="P1" draw:id="id28" draw:layer="layout" svg:width="5cm" svg:height="2cm" svg:x="22cm" svg:y="40cm">
          <text:p text:style-name="P1">DEALLOCATE AL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2cm" svg:y1="41cm" svg:x2="9.5cm" svg:y2="56.5cm" draw:start-shape="id28" draw:start-glue-point="5" draw:end-shape="id10" draw:end-glue-point="4" svg:d="m22000 41000h-12500v15500">
          <text:p/>
        </draw:connector>
        <draw:custom-shape draw:style-name="gr1" draw:text-style-name="P1" draw:id="id29" draw:layer="layout" svg:width="5cm" svg:height="2cm" svg:x="22cm" svg:y="50cm">
          <text:p text:style-name="P1">DEALLOCATE AL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8.5cm" svg:y1="51cm" svg:x2="27cm" svg:y2="51cm" draw:start-shape="id22" draw:start-glue-point="5" draw:end-shape="id29" draw:end-glue-point="7" svg:d="m28500 51000h-1500">
          <text:p/>
        </draw:connector>
        <draw:connector draw:style-name="gr4" draw:text-style-name="P1" draw:layer="layout" svg:x1="22cm" svg:y1="51cm" svg:x2="9.5cm" svg:y2="56.5cm" draw:start-shape="id29" draw:start-glue-point="5" draw:end-shape="id10" draw:end-glue-point="4" svg:d="m22000 51000h-12500v5500">
          <text:p/>
        </draw:connector>
        <draw:connector draw:style-name="gr3" draw:text-style-name="P1" draw:layer="layout" draw:line-skew="-6.751cm" svg:x1="24.5cm" svg:y1="42cm" svg:x2="20.5cm" svg:y2="56.5cm" draw:start-shape="id28" draw:start-glue-point="6" draw:end-shape="id27" draw:end-glue-point="0" svg:d="m24500 42000v500h-4000v14000">
          <text:p/>
        </draw:connector>
        <draw:connector draw:style-name="gr3" draw:text-style-name="P1" draw:layer="layout" draw:line-skew="-1.751cm" svg:x1="24.5cm" svg:y1="52cm" svg:x2="20.5cm" svg:y2="56.5cm" draw:start-shape="id29" draw:start-glue-point="6" draw:end-shape="id27" svg:d="m24500 52000v500h-4000v4000">
          <text:p/>
        </draw:connector>
        <draw:connector draw:style-name="gr3" draw:text-style-name="P1" draw:layer="layout" draw:line-skew="-1.251cm" svg:x1="31cm" svg:y1="52cm" svg:x2="9.5cm" svg:y2="56.5cm" draw:start-shape="id22" draw:start-glue-point="6" draw:end-shape="id10" draw:end-glue-point="4" svg:d="m31000 52000v1000h-21500v3500">
          <text:p/>
        </draw:connector>
        <draw:line draw:style-name="gr3" draw:text-style-name="P1" draw:layer="layout" svg:x1="10cm" svg:y1="53cm" svg:x2="9.5cm" svg:y2="53cm">
          <text:p/>
        </draw:line>
        <draw:line draw:style-name="gr3" draw:text-style-name="P1" draw:layer="layout" svg:x1="15.5cm" svg:y1="49.5cm" svg:x2="15cm" svg:y2="49.5cm">
          <text:p/>
        </draw:line>
        <draw:line draw:style-name="gr3" draw:text-style-name="P1" draw:layer="layout" svg:x1="4.5cm" svg:y1="30.5cm" svg:x2="4cm" svg:y2="30.5cm">
          <text:p/>
        </draw:line>
        <draw:line draw:style-name="gr3" draw:text-style-name="P1" draw:layer="layout" svg:x1="15.5cm" svg:y1="31cm" svg:x2="15cm" svg:y2="31cm">
          <text:p/>
        </draw:line>
        <draw:connector draw:style-name="gr3" draw:text-style-name="P1" draw:layer="layout" draw:line-skew="-7.751cm" svg:x1="25cm" svg:y1="21cm" svg:x2="15cm" svg:y2="56.5cm" draw:start-shape="id15" draw:start-glue-point="6" draw:end-shape="id6" draw:end-glue-point="4" svg:d="m25000 21000v10000h-10000v25500">
          <text:p/>
        </draw:connector>
        <draw:line draw:style-name="gr3" draw:text-style-name="P1" draw:layer="layout" svg:x1="21cm" svg:y1="52.5cm" svg:x2="20.5cm" svg:y2="52.5cm">
          <text:p/>
        </draw:line>
        <draw:line draw:style-name="gr3" draw:text-style-name="P1" draw:layer="layout" svg:x1="21cm" svg:y1="42.5cm" svg:x2="20.5cm" svg:y2="42.5cm">
          <text:p/>
        </draw:line>
        <draw:line draw:style-name="gr4" draw:text-style-name="P1" draw:layer="layout" svg:x1="10cm" svg:y1="41cm" svg:x2="9.5cm" svg:y2="41cm">
          <text:p/>
        </draw:line>
        <draw:line draw:style-name="gr4" draw:text-style-name="P1" draw:layer="layout" svg:x1="10cm" svg:y1="45cm" svg:x2="9.5cm" svg:y2="45cm">
          <text:p/>
        </draw:line>
        <draw:line draw:style-name="gr4" draw:text-style-name="P1" draw:layer="layout" svg:x1="4.5cm" svg:y1="48cm" svg:x2="4cm" svg:y2="48cm">
          <text:p/>
        </draw:line>
        <draw:line draw:style-name="gr4" draw:text-style-name="P1" draw:layer="layout" svg:x1="10cm" svg:y1="51cm" svg:x2="9.5cm" svg:y2="51cm">
          <text:p/>
        </draw:line>
        <draw:line draw:style-name="gr4" draw:text-style-name="P1" draw:layer="layout" svg:x1="15.5cm" svg:y1="29cm" svg:x2="15cm" svg:y2="29cm">
          <text:p/>
        </draw:line>
        <draw:line draw:style-name="gr4" draw:text-style-name="P1" draw:layer="layout" svg:x1="15.5cm" svg:y1="26cm" svg:x2="15cm" svg:y2="26cm">
          <text:p/>
        </draw:line>
        <draw:line draw:style-name="gr4" draw:text-style-name="P1" draw:layer="layout" svg:x1="15.5cm" svg:y1="23cm" svg:x2="15cm" svg:y2="23cm">
          <text:p/>
        </draw:line>
        <draw:line draw:style-name="gr4" draw:text-style-name="P1" draw:layer="layout" svg:x1="15.5cm" svg:y1="20cm" svg:x2="15cm" svg:y2="20cm">
          <text:p/>
        </draw:line>
        <draw:line draw:style-name="gr4" draw:text-style-name="P1" draw:layer="layout" svg:x1="15.5cm" svg:y1="14cm" svg:x2="15cm" svg:y2="14cm">
          <text:p/>
        </draw:line>
        <draw:line draw:style-name="gr4" draw:text-style-name="P1" draw:layer="layout" svg:x1="15.5cm" svg:y1="8cm" svg:x2="15cm" svg:y2="8cm">
          <text:p/>
        </draw:line>
        <draw:line draw:style-name="gr4" draw:text-style-name="P1" draw:layer="layout" svg:x1="15.5cm" svg:y1="5cm" svg:x2="15cm" svg:y2="5cm">
          <text:p/>
        </draw:line>
        <draw:line draw:style-name="gr4" draw:text-style-name="P1" draw:layer="layout" svg:x1="10cm" svg:y1="17cm" svg:x2="9.5cm" svg:y2="17cm">
          <text:p/>
        </draw:line>
        <draw:connector draw:style-name="gr3" draw:text-style-name="P1" draw:layer="layout" draw:line-skew="-6.251cm" svg:x1="31cm" svg:y1="42cm" svg:x2="15cm" svg:y2="56.5cm" draw:start-shape="id14" draw:start-glue-point="6" draw:end-shape="id6" draw:end-glue-point="4" svg:d="m31000 42000v1000h-16000v13500">
          <text:p/>
        </draw:connector>
        <draw:line draw:style-name="gr3" draw:text-style-name="P1" draw:layer="layout" svg:x1="15.5cm" svg:y1="43cm" svg:x2="15cm" svg:y2="43cm">
          <text:p/>
        </draw:line>
        <draw:frame draw:style-name="gr7" draw:text-style-name="P2" draw:layer="layout" svg:width="10.616cm" svg:height="2.717cm" svg:x="29.884cm" svg:y="55.283cm">
          <draw:text-box>
            <text:p><text:span text:style-name="T1">* Read query</text:span></text:p>
            <text:p><text:span text:style-name="T1">- SELECT/WITH without FOR UPDATE/SHARE</text:span></text:p>
            <text:p><text:span text:style-name="T1"><text:s text:c="3"/></text:span><text:span text:style-name="T1">An initial letter is either of 'S', 'W', 'T', or '('. (case-insensitive)</text:span></text:p>
            <text:p><text:span text:style-name="T1">- COPY TO STDOUT</text:span></text:p>
            <text:p><text:span text:style-name="T1">- EXPLAIN</text:span></text:p>
            <text:p><text:span text:style-name="T1">- EXPLAIN ANALYZE and query is SELECT</text:span></text:p>
          </draw:text-box>
        </draw:frame>
        <draw:rect draw:style-name="gr8" draw:text-style-name="P1" draw:layer="layout" svg:width="5.5cm" svg:height="2cm" svg:x="35cm" svg:y="53cm">
          <text:p/>
        </draw:rect>
        <draw:line draw:style-name="gr3" draw:text-style-name="P1" draw:layer="layout" svg:x1="38.5cm" svg:y1="53.5cm" svg:x2="38.5cm" svg:y2="54.5cm">
          <text:p/>
        </draw:line>
        <draw:line draw:style-name="gr4" draw:text-style-name="P1" draw:layer="layout" svg:x1="36.5cm" svg:y1="54cm" svg:x2="35.5cm" svg:y2="54cm">
          <text:p/>
        </draw:line>
        <draw:frame draw:style-name="gr9" draw:layer="layout" svg:width="1.51cm" svg:height="0.662cm" svg:x="36.5cm" svg:y="53.738cm">
          <draw:text-box>
            <text:p>TRUE</text:p>
          </draw:text-box>
        </draw:frame>
        <draw:frame draw:style-name="gr9" draw:layer="layout" svg:width="1.645cm" svg:height="0.662cm" svg:x="38.6cm" svg:y="53.738cm">
          <draw:text-box>
            <text:p>FALSE</text:p>
          </draw:text-box>
        </draw:frame>
      </draw:page>
      <draw:page draw:name="page2" draw:style-name="dp1" draw:master-page-name="標準">
        <draw:custom-shape draw:style-name="gr1" draw:text-style-name="P1" draw:id="id33" draw:layer="layout" svg:width="5cm" svg:height="2cm" svg:x="22cm" svg:y="4cm">
          <text:p text:style-name="P1">SELECT IN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4" draw:layer="layout" svg:width="5cm" svg:height="2cm" svg:x="22cm" svg:y="7cm">
          <text:p text:style-name="P1">SELECT FOR SHARE or<text:line-break/>SELECT FOR UPD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5" draw:layer="layout" svg:width="5cm" svg:height="2cm" svg:x="22cm" svg:y="10cm">
          <text:p text:style-name="P1">SELECT nextval() or<text:line-break/>SELECT setval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9" draw:layer="layout" svg:width="5cm" svg:height="2cm" svg:x="22cm" svg:y="13cm">
          <text:p text:style-name="P1">COPY FRO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1" draw:layer="layout" svg:width="5cm" svg:height="2cm" svg:x="22cm" svg:y="16cm">
          <text:p text:style-name="P1">Lock mode &gt;=<text:line-break/>RowExclusiveLoc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4" draw:layer="layout" svg:width="5cm" svg:height="2cm" svg:x="22cm" svg:y="19cm">
          <text:p text:style-name="P1">BEGIN<text:line-break/>or START TRANSA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6" draw:layer="layout" svg:width="5cm" svg:height="2cm" svg:x="22cm" svg:y="22cm">
          <text:p text:style-name="P1">SAVEPOINT or<text:line-break/>ROLLBACK TO SAVEPOINT or<text:line-break/>RELEASE SAVEPOI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7" draw:layer="layout" svg:width="5cm" svg:height="2cm" svg:x="22cm" svg:y="25cm">
          <text:p text:style-name="P1">PREPARE TRANSACTION or<text:line-break/>COMMIT PREPARED or<text:line-break/>ROLLBACK PREPAR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9" draw:layer="layout" svg:width="5cm" svg:height="2cm" svg:x="22cm" svg:y="28cm">
          <text:p text:style-name="P1">SET transaction_read_onl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1" draw:layer="layout" svg:width="5cm" svg:height="2cm" svg:x="22cm" svg:y="31cm">
          <text:p text:style-name="P1">SET <text:s/>TRANSACTION or<text:line-break/>SET SESSION CHARACTERISTICS<text:line-break/>AS TRANSA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3" draw:layer="layout" svg:width="5cm" svg:height="2cm" svg:x="28.5cm" svg:y="34cm">
          <text:p text:style-name="P1">DISCAR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4" draw:layer="layout" svg:width="5cm" svg:height="2cm" svg:x="28.5cm" svg:y="37cm">
          <text:p text:style-name="P1">PREPA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5" draw:layer="layout" svg:width="5cm" svg:height="2cm" svg:x="28.5cm" svg:y="40.5cm">
          <text:p text:style-name="P1">EXECU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6" draw:layer="layout" svg:width="5cm" svg:height="2cm" svg:x="28.5cm" svg:y="43.5cm">
          <text:p text:style-name="P1">DEALLOC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0" draw:layer="layout" svg:width="5cm" svg:height="1.5cm" svg:x="35cm" svg:y="1.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31" draw:layer="layout" svg:width="5cm" svg:height="2cm" svg:x="35cm" svg:y="4cm">
          <text:p text:style-name="P1">pgpool-II's parser<text:line-break/>supports the statemen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1" draw:layer="layout" svg:x1="37.5cm" svg:y1="3cm" svg:x2="37.5cm" svg:y2="4cm" draw:start-shape="id30" draw:start-glue-point="6" draw:end-shape="id31" draw:end-glue-point="4" svg:d="m37500 3000v1000">
          <text:p/>
        </draw:connector>
        <draw:custom-shape draw:style-name="gr1" draw:text-style-name="P1" draw:id="id32" draw:layer="layout" svg:width="5cm" svg:height="2cm" svg:x="28.5cm" svg:y="4cm">
          <text:p text:style-name="P1">SELEC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1" draw:layer="layout" svg:x1="35cm" svg:y1="5cm" svg:x2="33.5cm" svg:y2="5cm" draw:start-shape="id31" draw:start-glue-point="5" draw:end-shape="id32" draw:end-glue-point="7" svg:d="m35000 5000h-1500">
          <text:p/>
        </draw:connector>
        <draw:connector draw:style-name="gr12" draw:text-style-name="P1" draw:layer="layout" svg:x1="28.5cm" svg:y1="5cm" svg:x2="27cm" svg:y2="5cm" draw:start-shape="id32" draw:start-glue-point="5" draw:end-shape="id33" draw:end-glue-point="7" svg:d="m28500 5000h-1500">
          <text:p/>
        </draw:connector>
        <draw:connector draw:style-name="gr13" draw:text-style-name="P1" draw:layer="layout" svg:x1="24.5cm" svg:y1="6cm" svg:x2="24.5cm" svg:y2="7cm" draw:start-shape="id33" draw:start-glue-point="6" draw:end-shape="id34" draw:end-glue-point="4" svg:d="m24500 6000v1000">
          <text:p/>
        </draw:connector>
        <draw:connector draw:style-name="gr13" draw:text-style-name="P1" draw:layer="layout" svg:x1="24.5cm" svg:y1="9cm" svg:x2="24.5cm" svg:y2="10cm" draw:start-shape="id34" draw:start-glue-point="6" draw:end-shape="id35" draw:end-glue-point="4" svg:d="m24500 9000v1000">
          <text:p/>
        </draw:connector>
        <draw:custom-shape draw:style-name="gr1" draw:text-style-name="P1" draw:id="id37" draw:layer="layout" svg:width="5cm" svg:height="1.5cm" svg:x="12cm" svg:y="56.5cm">
          <text:p text:style-name="P1">return POOL_PRIMA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36" draw:layer="layout" svg:width="5cm" svg:height="1.5cm" svg:x="1cm" svg:y="56.5cm">
          <text:p text:style-name="P1">return POOL_EITH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" draw:layer="layout" draw:line-skew="-21.751cm" svg:x1="24.5cm" svg:y1="12cm" svg:x2="3.5cm" svg:y2="56.5cm" draw:start-shape="id35" draw:start-glue-point="6" draw:end-shape="id36" draw:end-glue-point="4" svg:d="m24500 12000v500h-21000v44000">
          <text:p/>
        </draw:connector>
        <draw:connector draw:style-name="gr12" draw:text-style-name="P1" draw:layer="layout" svg:x1="22cm" svg:y1="5cm" svg:x2="14.5cm" svg:y2="56.5cm" draw:start-shape="id33" draw:start-glue-point="5" draw:end-shape="id37" draw:end-glue-point="4" svg:d="m22000 5000h-7500v51500">
          <text:p/>
        </draw:connector>
        <draw:connector draw:style-name="gr12" draw:text-style-name="P1" draw:layer="layout" svg:x1="22cm" svg:y1="8cm" svg:x2="14.5cm" svg:y2="56.5cm" draw:start-shape="id34" draw:start-glue-point="5" draw:end-shape="id37" draw:end-glue-point="4" svg:d="m22000 8000h-7500v48500">
          <text:p/>
        </draw:connector>
        <draw:custom-shape draw:style-name="gr1" draw:text-style-name="P1" draw:id="id38" draw:layer="layout" svg:width="5cm" svg:height="2cm" svg:x="28.5cm" svg:y="13cm">
          <text:p text:style-name="P1">COP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6cm" svg:x2="31cm" svg:y2="13cm" draw:start-shape="id32" draw:start-glue-point="6" draw:end-shape="id38" draw:end-glue-point="0" svg:d="m31000 6000v7000">
          <text:p/>
        </draw:connector>
        <draw:connector draw:style-name="gr4" draw:text-style-name="P1" draw:layer="layout" svg:x1="28.5cm" svg:y1="14cm" svg:x2="27cm" svg:y2="14cm" draw:start-shape="id38" draw:start-glue-point="5" draw:end-shape="id39" draw:end-glue-point="7" svg:d="m28500 14000h-1500">
          <text:p/>
        </draw:connector>
        <draw:connector draw:style-name="gr4" draw:text-style-name="P1" draw:layer="layout" svg:x1="22cm" svg:y1="14cm" svg:x2="14.5cm" svg:y2="56.5cm" draw:start-shape="id39" draw:start-glue-point="5" draw:end-shape="id37" draw:end-glue-point="4" svg:d="m22000 14000h-7500v42500">
          <text:p/>
        </draw:connector>
        <draw:connector draw:style-name="gr3" draw:text-style-name="P1" draw:layer="layout" draw:line-skew="-20.251cm" svg:x1="24.5cm" svg:y1="15cm" svg:x2="3.5cm" svg:y2="56.5cm" draw:start-shape="id39" draw:start-glue-point="6" draw:end-shape="id36" draw:end-glue-point="4" svg:d="m24500 15000v500h-21000v41000">
          <text:p/>
        </draw:connector>
        <draw:connector draw:style-name="gr4" draw:text-style-name="P1" draw:layer="layout" svg:x1="22cm" svg:y1="11cm" svg:x2="14.5cm" svg:y2="56.5cm" draw:start-shape="id35" draw:start-glue-point="5" draw:end-shape="id37" draw:end-glue-point="4" svg:d="m22000 11000h-7500v45500">
          <text:p/>
        </draw:connector>
        <draw:custom-shape draw:style-name="gr1" draw:text-style-name="P1" draw:id="id40" draw:layer="layout" svg:width="5cm" svg:height="2cm" svg:x="28.5cm" svg:y="16cm">
          <text:p text:style-name="P1">LOC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15cm" svg:x2="31cm" svg:y2="16cm" draw:start-shape="id38" draw:start-glue-point="6" draw:end-shape="id40" draw:end-glue-point="4" svg:d="m31000 15000v1000">
          <text:p/>
        </draw:connector>
        <draw:connector draw:style-name="gr4" draw:text-style-name="P1" draw:layer="layout" svg:x1="28.5cm" svg:y1="17cm" svg:x2="27cm" svg:y2="17cm" draw:start-shape="id40" draw:start-glue-point="5" draw:end-shape="id41" draw:end-glue-point="7" svg:d="m28500 17000h-1500">
          <text:p/>
        </draw:connector>
        <draw:connector draw:style-name="gr4" draw:text-style-name="P1" draw:layer="layout" svg:x1="22cm" svg:y1="17cm" svg:x2="14.5cm" svg:y2="56.5cm" draw:start-shape="id41" draw:start-glue-point="5" draw:end-shape="id37" draw:end-glue-point="4" svg:d="m22000 17000h-7500v39500">
          <text:p/>
        </draw:connector>
        <draw:custom-shape draw:style-name="gr1" draw:text-style-name="P1" draw:id="id42" draw:layer="layout" svg:width="5cm" svg:height="1.5cm" svg:x="6.5cm" svg:y="56.5cm">
          <text:p text:style-name="P1">return POOL_BOTH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line-skew="-18.751cm" svg:x1="24.5cm" svg:y1="18cm" svg:x2="9cm" svg:y2="56.5cm" draw:start-shape="id41" draw:start-glue-point="6" draw:end-shape="id42" svg:d="m24500 18000v500h-15500v38000">
          <text:p/>
        </draw:connector>
        <draw:custom-shape draw:style-name="gr1" draw:text-style-name="P1" draw:id="id43" draw:layer="layout" svg:width="5cm" svg:height="2cm" svg:x="28.5cm" svg:y="19cm">
          <text:p text:style-name="P1">TRANSAC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18cm" svg:x2="31cm" svg:y2="19cm" draw:start-shape="id40" draw:start-glue-point="6" draw:end-shape="id43" draw:end-glue-point="4" svg:d="m31000 18000v1000">
          <text:p/>
        </draw:connector>
        <draw:connector draw:style-name="gr4" draw:text-style-name="P1" draw:layer="layout" svg:x1="28.5cm" svg:y1="20cm" svg:x2="27cm" svg:y2="20cm" draw:start-shape="id43" draw:start-glue-point="5" draw:end-shape="id44" draw:end-glue-point="7" svg:d="m28500 20000h-1500">
          <text:p/>
        </draw:connector>
        <draw:connector draw:style-name="gr4" draw:text-style-name="P1" draw:layer="layout" svg:x1="22cm" svg:y1="20cm" svg:x2="20.5cm" svg:y2="20cm" draw:start-shape="id44" draw:start-glue-point="5" draw:end-shape="id45" draw:end-glue-point="7" svg:d="m22000 20000h-1500">
          <text:p/>
        </draw:connector>
        <draw:connector draw:style-name="gr3" draw:text-style-name="P1" draw:layer="layout" svg:x1="24.5cm" svg:y1="21cm" svg:x2="24.5cm" svg:y2="22cm" draw:start-shape="id44" draw:start-glue-point="6" draw:end-shape="id46" draw:end-glue-point="4" svg:d="m24500 21000v1000">
          <text:p/>
        </draw:connector>
        <draw:connector draw:style-name="gr3" draw:text-style-name="P1" draw:layer="layout" svg:x1="24.5cm" svg:y1="24cm" svg:x2="24.5cm" svg:y2="25cm" draw:start-shape="id46" draw:start-glue-point="6" draw:end-shape="id47" draw:end-glue-point="4" svg:d="m24500 24000v1000">
          <text:p/>
        </draw:connector>
        <draw:connector draw:style-name="gr4" draw:text-style-name="P1" draw:layer="layout" svg:x1="22cm" svg:y1="26cm" svg:x2="14.5cm" svg:y2="56.5cm" draw:start-shape="id47" draw:start-glue-point="5" draw:end-shape="id37" draw:end-glue-point="4" svg:d="m22000 26000h-7500v30500">
          <text:p/>
        </draw:connector>
        <draw:custom-shape draw:style-name="gr1" draw:text-style-name="P1" draw:id="id48" draw:layer="layout" svg:width="5cm" svg:height="2cm" svg:x="28.5cm" svg:y="28cm">
          <text:p text:style-name="P1">SE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21cm" svg:x2="31cm" svg:y2="28cm" draw:start-shape="id43" draw:start-glue-point="6" draw:end-shape="id48" draw:end-glue-point="4" svg:d="m31000 21000v7000">
          <text:p/>
        </draw:connector>
        <draw:connector draw:style-name="gr4" draw:text-style-name="P1" draw:layer="layout" svg:x1="28.5cm" svg:y1="29cm" svg:x2="27cm" svg:y2="29cm" draw:start-shape="id48" draw:start-glue-point="5" draw:end-shape="id49" draw:end-glue-point="7" svg:d="m28500 29000h-1500">
          <text:p/>
        </draw:connector>
        <draw:connector draw:style-name="gr4" draw:text-style-name="P1" draw:layer="layout" svg:x1="22cm" svg:y1="29cm" svg:x2="20.5cm" svg:y2="29cm" draw:start-shape="id49" draw:start-glue-point="5" draw:end-shape="id50" draw:end-glue-point="7" svg:d="m22000 29000h-1500">
          <text:p/>
        </draw:connector>
        <draw:custom-shape draw:style-name="gr1" draw:text-style-name="P1" draw:id="id50" draw:layer="layout" svg:width="5cm" svg:height="2cm" svg:x="15.5cm" svg:y="28cm">
          <text:p text:style-name="P1">TO off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line-skew="-12.751cm" svg:x1="18cm" svg:y1="30cm" svg:x2="9cm" svg:y2="56.5cm" draw:start-shape="id50" draw:start-glue-point="6" draw:end-shape="id42" draw:end-glue-point="4" svg:d="m18000 30000v500h-9000v26000">
          <text:p/>
        </draw:connector>
        <draw:connector draw:style-name="gr3" draw:text-style-name="P1" draw:layer="layout" svg:x1="24.5cm" svg:y1="30cm" svg:x2="24.5cm" svg:y2="31cm" draw:start-shape="id49" draw:start-glue-point="6" draw:end-shape="id51" svg:d="m24500 30000v1000">
          <text:p/>
        </draw:connector>
        <draw:custom-shape draw:style-name="gr1" draw:text-style-name="P1" draw:id="id52" draw:layer="layout" svg:width="5cm" svg:height="2cm" svg:x="15.5cm" svg:y="31cm">
          <text:p text:style-name="P1">READ WRI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2cm" svg:y1="32cm" svg:x2="20.5cm" svg:y2="32cm" draw:start-shape="id51" draw:start-glue-point="5" draw:end-shape="id52" draw:end-glue-point="7" svg:d="m22000 32000h-1500">
          <text:p/>
        </draw:connector>
        <draw:connector draw:style-name="gr4" draw:text-style-name="P1" draw:layer="layout" svg:x1="15.5cm" svg:y1="32cm" svg:x2="14.5cm" svg:y2="56.5cm" draw:start-shape="id52" draw:start-glue-point="5" draw:end-shape="id37" draw:end-glue-point="4" svg:d="m15500 32000h-1000v24500">
          <text:p/>
        </draw:connector>
        <draw:connector draw:style-name="gr3" draw:text-style-name="P1" draw:layer="layout" draw:line-skew="-11.251cm" svg:x1="18cm" svg:y1="33cm" svg:x2="9cm" svg:y2="56.5cm" draw:start-shape="id52" draw:start-glue-point="6" draw:end-shape="id42" draw:end-glue-point="0" svg:d="m18000 33000v500h-9000v23000">
          <text:p/>
        </draw:connector>
        <draw:connector draw:style-name="gr3" draw:text-style-name="P1" draw:layer="layout" draw:line-skew="-11.251cm" svg:x1="24.5cm" svg:y1="33cm" svg:x2="9cm" svg:y2="56.5cm" draw:start-shape="id51" draw:start-glue-point="6" draw:end-shape="id42" svg:d="m24500 33000v500h-15500v23000">
          <text:p/>
        </draw:connector>
        <draw:connector draw:style-name="gr3" draw:text-style-name="P1" draw:layer="layout" svg:x1="31cm" svg:y1="30cm" svg:x2="31cm" svg:y2="34cm" draw:start-shape="id48" draw:start-glue-point="6" draw:end-shape="id53" svg:d="m31000 30000v4000">
          <text:p/>
        </draw:connector>
        <draw:connector draw:style-name="gr4" draw:text-style-name="P1" draw:layer="layout" svg:x1="28.5cm" svg:y1="35cm" svg:x2="9cm" svg:y2="56.5cm" draw:start-shape="id53" draw:start-glue-point="5" draw:end-shape="id42" draw:end-glue-point="4" svg:d="m28500 35000h-19500v21500">
          <text:p/>
        </draw:connector>
        <draw:connector draw:style-name="gr3" draw:text-style-name="P1" draw:layer="layout" svg:x1="31cm" svg:y1="36cm" svg:x2="31cm" svg:y2="37cm" draw:start-shape="id53" draw:start-glue-point="6" draw:end-shape="id54" draw:end-glue-point="4" svg:d="m31000 36000v1000">
          <text:p/>
        </draw:connector>
        <draw:connector draw:style-name="gr3" draw:text-style-name="P1" draw:layer="layout" svg:x1="31cm" svg:y1="39cm" svg:x2="31cm" svg:y2="40.5cm" draw:start-shape="id54" draw:start-glue-point="6" draw:end-shape="id55" draw:end-glue-point="4" svg:d="m31000 39000v1500">
          <text:p/>
        </draw:connector>
        <draw:connector draw:style-name="gr3" draw:text-style-name="P1" draw:layer="layout" svg:x1="31cm" svg:y1="42.5cm" svg:x2="31cm" svg:y2="43.5cm" draw:start-shape="id55" draw:start-glue-point="6" draw:end-shape="id56" draw:end-glue-point="4" svg:d="m31000 42500v1000">
          <text:p/>
        </draw:connector>
        <draw:connector draw:style-name="gr4" draw:text-style-name="P1" draw:layer="layout" svg:x1="28.5cm" svg:y1="41.5cm" svg:x2="14.5cm" svg:y2="56.5cm" draw:start-shape="id55" draw:start-glue-point="5" draw:end-shape="id37" draw:end-glue-point="4" svg:d="m28500 41500h-14000v15000">
          <text:p/>
        </draw:connector>
        <draw:connector draw:style-name="gr4" draw:text-style-name="P1" draw:layer="layout" svg:x1="28.5cm" svg:y1="44.5cm" svg:x2="14.5cm" svg:y2="56.5cm" draw:start-shape="id56" draw:start-glue-point="5" draw:end-shape="id37" draw:end-glue-point="4" svg:d="m28500 44500h-14000v12000">
          <text:p/>
        </draw:connector>
        <draw:custom-shape draw:style-name="gr1" draw:text-style-name="P1" draw:id="id57" draw:layer="layout" svg:width="5cm" svg:height="1cm" svg:x="22cm" svg:y="39cm">
          <text:p text:style-name="P1">Extract a quer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28.5cm" svg:y1="38cm" svg:x2="24.5cm" svg:y2="39cm" draw:start-shape="id54" draw:start-glue-point="5" draw:end-shape="id57" draw:end-glue-point="4" svg:d="m28500 38000h-4000v1000">
          <text:p/>
        </draw:connector>
        <draw:connector draw:style-name="gr2" draw:text-style-name="P1" draw:layer="layout" svg:x1="27cm" svg:y1="39.5cm" svg:x2="40cm" svg:y2="5cm" draw:start-shape="id57" draw:start-glue-point="7" draw:end-shape="id31" draw:end-glue-point="7" svg:d="m27000 39500h13502v-34500h-502">
          <text:p/>
        </draw:connector>
        <draw:custom-shape draw:style-name="gr1" draw:text-style-name="P1" draw:id="id45" draw:layer="layout" svg:width="5cm" svg:height="2cm" svg:x="15.5cm" svg:y="19cm">
          <text:p text:style-name="P1">READ WRI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5.5cm" svg:y1="20cm" svg:x2="14.5cm" svg:y2="56.5cm" draw:start-shape="id45" draw:start-glue-point="5" draw:end-shape="id37" draw:end-glue-point="4" svg:d="m15500 20000h-1000v36500">
          <text:p/>
        </draw:connector>
        <draw:connector draw:style-name="gr3" draw:text-style-name="P1" draw:layer="layout" draw:line-skew="-17.251cm" svg:x1="18cm" svg:y1="21cm" svg:x2="14.5cm" svg:y2="56.5cm" draw:start-shape="id45" draw:start-glue-point="6" draw:end-shape="id37" draw:end-glue-point="4" svg:d="m18000 21000v500h-3500v35000">
          <text:p/>
        </draw:connector>
        <draw:connector draw:style-name="gr4" draw:text-style-name="P1" draw:layer="layout" svg:x1="22cm" svg:y1="23cm" svg:x2="14.5cm" svg:y2="56.5cm" draw:start-shape="id46" draw:start-glue-point="5" draw:end-shape="id37" draw:end-glue-point="4" svg:d="m22000 23000h-7500v33500">
          <text:p/>
        </draw:connector>
        <draw:connector draw:style-name="gr3" draw:text-style-name="P1" draw:layer="layout" draw:line-skew="-14.251cm" svg:x1="24.5cm" svg:y1="27cm" svg:x2="14.5cm" svg:y2="56.5cm" draw:start-shape="id47" draw:start-glue-point="6" draw:end-shape="id37" svg:d="m24500 27000v500h-10000v29000">
          <text:p/>
        </draw:connector>
        <draw:connector draw:style-name="gr4" draw:text-style-name="P1" draw:layer="layout" svg:x1="15.5cm" svg:y1="29cm" svg:x2="14.5cm" svg:y2="56.5cm" draw:start-shape="id50" draw:start-glue-point="5" draw:end-shape="id37" draw:end-glue-point="4" svg:d="m15500 29000h-1000v27500">
          <text:p/>
        </draw:connector>
        <draw:connector draw:style-name="gr3" draw:text-style-name="P1" draw:layer="layout" draw:line-skew="-5.001cm" svg:x1="31cm" svg:y1="45.5cm" svg:x2="14.5cm" svg:y2="56.5cm" draw:start-shape="id56" draw:start-glue-point="6" draw:end-shape="id37" svg:d="m31000 45500v500h-16500v10500">
          <text:p/>
        </draw:connector>
        <draw:connector draw:style-name="gr3" draw:text-style-name="P1" draw:layer="layout" draw:line-skew="14.749cm" svg:x1="37.5cm" svg:y1="6cm" svg:x2="14.5cm" svg:y2="56.5cm" draw:start-shape="id31" draw:start-glue-point="6" draw:end-shape="id37" draw:end-glue-point="4" svg:d="m37500 6000v40000h-23000v10500">
          <text:p/>
        </draw:connector>
        <draw:line draw:style-name="gr4" draw:text-style-name="P1" draw:layer="layout" svg:x1="15cm" svg:y1="44.5cm" svg:x2="14.5cm" svg:y2="44.5cm">
          <text:p/>
        </draw:line>
        <draw:line draw:style-name="gr4" draw:text-style-name="P1" draw:layer="layout" svg:x1="15cm" svg:y1="41.5cm" svg:x2="14.5cm" svg:y2="41.5cm">
          <text:p/>
        </draw:line>
        <draw:line draw:style-name="gr4" draw:text-style-name="P1" draw:layer="layout" svg:x1="9.5cm" svg:y1="35cm" svg:x2="9cm" svg:y2="35cm">
          <text:p/>
        </draw:line>
        <draw:line draw:style-name="gr4" draw:text-style-name="P1" draw:layer="layout" svg:x1="15cm" svg:y1="32cm" svg:x2="14.5cm" svg:y2="32cm">
          <text:p/>
        </draw:line>
        <draw:line draw:style-name="gr4" draw:text-style-name="P1" draw:layer="layout" svg:x1="15cm" svg:y1="29cm" svg:x2="14.5cm" svg:y2="29cm">
          <text:p/>
        </draw:line>
        <draw:line draw:style-name="gr4" draw:text-style-name="P1" draw:layer="layout" svg:x1="15cm" svg:y1="26cm" svg:x2="14.5cm" svg:y2="26cm">
          <text:p/>
        </draw:line>
        <draw:line draw:style-name="gr4" draw:text-style-name="P1" draw:layer="layout" svg:x1="15cm" svg:y1="23cm" svg:x2="14.5cm" svg:y2="23cm">
          <text:p/>
        </draw:line>
        <draw:line draw:style-name="gr4" draw:text-style-name="P1" draw:layer="layout" svg:x1="15cm" svg:y1="20cm" svg:x2="14.5cm" svg:y2="20cm">
          <text:p/>
        </draw:line>
        <draw:line draw:style-name="gr4" draw:text-style-name="P1" draw:layer="layout" svg:x1="15cm" svg:y1="17cm" svg:x2="14.5cm" svg:y2="17cm">
          <text:p/>
        </draw:line>
        <draw:line draw:style-name="gr4" draw:text-style-name="P1" draw:layer="layout" svg:x1="15cm" svg:y1="14cm" svg:x2="14.5cm" svg:y2="14cm">
          <text:p/>
        </draw:line>
        <draw:line draw:style-name="gr4" draw:text-style-name="P1" draw:layer="layout" svg:x1="15cm" svg:y1="11cm" svg:x2="14.5cm" svg:y2="11cm">
          <text:p/>
        </draw:line>
        <draw:line draw:style-name="gr4" draw:text-style-name="P1" draw:layer="layout" svg:x1="15cm" svg:y1="8cm" svg:x2="14.5cm" svg:y2="8cm">
          <text:p/>
        </draw:line>
        <draw:line draw:style-name="gr4" draw:text-style-name="P1" draw:layer="layout" svg:x1="15cm" svg:y1="5cm" svg:x2="14.5cm" svg:y2="5cm">
          <text:p/>
        </draw:line>
        <draw:line draw:style-name="gr3" draw:text-style-name="P1" draw:layer="layout" svg:x1="15cm" svg:y1="46cm" svg:x2="14.5cm" svg:y2="46cm">
          <text:p/>
        </draw:line>
        <draw:line draw:style-name="gr3" draw:text-style-name="P1" draw:layer="layout" svg:x1="9.5cm" svg:y1="33.5cm" svg:x2="9cm" svg:y2="33.5cm">
          <text:p/>
        </draw:line>
        <draw:line draw:style-name="gr3" draw:text-style-name="P1" draw:layer="layout" svg:x1="9.5cm" svg:y1="30.5cm" svg:x2="9cm" svg:y2="30.5cm">
          <text:p/>
        </draw:line>
        <draw:line draw:style-name="gr3" draw:text-style-name="P1" draw:layer="layout" svg:x1="9.5cm" svg:y1="18.5cm" svg:x2="9cm" svg:y2="18.5cm">
          <text:p/>
        </draw:line>
        <draw:line draw:style-name="gr3" draw:text-style-name="P1" draw:layer="layout" svg:x1="4cm" svg:y1="15.5cm" svg:x2="3.5cm" svg:y2="15.5cm">
          <text:p/>
        </draw:line>
        <draw:line draw:style-name="gr3" draw:text-style-name="P1" draw:layer="layout" svg:x1="4cm" svg:y1="12.5cm" svg:x2="3.5cm" svg:y2="12.5cm">
          <text:p/>
        </draw:line>
        <draw:line draw:style-name="gr3" draw:text-style-name="P1" draw:layer="layout" svg:x1="15cm" svg:y1="21.5cm" svg:x2="14.5cm" svg:y2="21.5cm">
          <text:p/>
        </draw:line>
        <draw:line draw:style-name="gr3" draw:text-style-name="P1" draw:layer="layout" svg:x1="15cm" svg:y1="27.5cm" svg:x2="14.5cm" svg:y2="27.5cm">
          <text:p/>
        </draw:line>
        <draw:line draw:style-name="gr5" draw:text-style-name="P1" draw:layer="layout" svg:x1="40cm" svg:y1="39.5cm" svg:x2="40.5cm" svg:y2="39.5cm">
          <text:p/>
        </draw:line>
        <draw:rect draw:style-name="gr8" draw:text-style-name="P1" draw:layer="layout" svg:width="5.5cm" svg:height="2cm" svg:x="35cm" svg:y="56cm">
          <text:p/>
        </draw:rect>
        <draw:line draw:style-name="gr3" draw:text-style-name="P1" draw:layer="layout" svg:x1="38.5cm" svg:y1="56.5cm" svg:x2="38.5cm" svg:y2="57.5cm">
          <text:p/>
        </draw:line>
        <draw:line draw:style-name="gr4" draw:text-style-name="P1" draw:layer="layout" svg:x1="36.5cm" svg:y1="57cm" svg:x2="35.5cm" svg:y2="57cm">
          <text:p/>
        </draw:line>
        <draw:frame draw:style-name="gr9" draw:layer="layout" svg:width="1.51cm" svg:height="0.662cm" svg:x="36.5cm" svg:y="56.738cm">
          <draw:text-box>
            <text:p>TRUE</text:p>
          </draw:text-box>
        </draw:frame>
        <draw:frame draw:style-name="gr9" draw:layer="layout" svg:width="1.645cm" svg:height="0.662cm" svg:x="38.6cm" svg:y="56.738cm">
          <draw:text-box>
            <text:p>FAL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guide-overhang="0.5cm" draw:guide-distance="0.5cm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0.5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itagawa Toshihiro</meta:initial-creator>
    <meta:creation-date>2010-09-02T11:27:54.22</meta:creation-date>
    <dc:date>2010-09-03T11:36:42.79</dc:date>
    <dc:creator>Kitagawa Toshihiro</dc:creator>
    <meta:editing-duration>PT05H36M07S</meta:editing-duration>
    <meta:editing-cycles>11</meta:editing-cycles>
    <meta:generator>OpenOffice.org/3.2$Win32 OpenOffice.org_project/320m12$Build-9483</meta:generator>
    <meta:printed-by>Kitagawa Toshihiro</meta:printed-by>
    <meta:print-date>2010-09-02T18:08:48</meta:print-date>
    <meta:document-statistic meta:object-count="201"/>
  </office:meta>
</office:document-meta>
</file>